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fo:margin-top="0cm" fo:margin-bottom="0.499cm" style:contextual-spacing="false" style:line-height-at-least="0.503cm"/>
    </style:style>
    <style:style style:name="T1" style:family="text">
      <style:text-properties fo:color="#808080" loext:opacity="100%"/>
    </style:style>
    <style:style style:name="T2" style:family="text">
      <style:text-properties fo:color="#808080" loext:opacity="100%" style:font-name="Consolas" fo:font-size="10.5pt" fo:font-weight="normal"/>
    </style:style>
    <style:style style:name="T3" style:family="text">
      <style:text-properties fo:color="#569cd6" loext:opacity="100%"/>
    </style:style>
    <style:style style:name="T4" style:family="text">
      <style:text-properties fo:color="#569cd6" loext:opacity="100%" style:font-name="Consolas" fo:font-size="10.5pt" fo:font-weight="normal"/>
    </style:style>
    <style:style style:name="T5" style:family="text">
      <style:text-properties style:font-name="Consolas" fo:font-size="10.5pt" fo:font-weight="normal"/>
    </style:style>
    <style:style style:name="T6" style:family="text">
      <style:text-properties fo:color="#9cdcfe" loext:opacity="100%"/>
    </style:style>
    <style:style style:name="T7" style:family="text">
      <style:text-properties fo:color="#9cdcfe" loext:opacity="100%" style:font-name="Consolas" fo:font-size="10.5pt" fo:font-weight="normal"/>
    </style:style>
    <style:style style:name="T8" style:family="text">
      <style:text-properties fo:color="#ce9178" loext:opacity="100%"/>
    </style:style>
    <style:style style:name="T9" style:family="text">
      <style:text-properties fo:color="#ce9178" loext:opacity="100%" style:font-name="Consolas" fo:font-size="10.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&lt;!</text:span><text:span text:style-name="T3">DOCTYPE</text:span> <text:span text:style-name="T3">ejercicio1</text:span> [</text:p>
      <text:p text:style-name="P2">    <text:span text:style-name="T5">&lt;!ELEMENT ejercicio1 (e1:carta,e2:carta)&gt;</text:span></text:p>
      <text:p text:style-name="P2">        </text:p>
      <text:p text:style-name="P2">        <text:span text:style-name="T5">&lt;!ELEMENT e1:carta (e1:palo,e1:numero)&gt;</text:span></text:p>
      <text:p text:style-name="P2">            <text:span text:style-name="T5">&lt;!ATTLIST e1:carta xmlns:e1 CDATA #FIXED "www.xuan.com/espacio1"&gt;</text:span></text:p>
      <text:p text:style-name="P2">            </text:p>
      <text:p text:style-name="P2">            <text:span text:style-name="T5">&lt;!ELEMENT e1:palo (#PCDATA)&gt;</text:span></text:p>
      <text:p text:style-name="P2">            <text:span text:style-name="T5">&lt;!ELEMENT e1:numero (#PCDATA)&gt;</text:span></text:p>
      <text:p text:style-name="P3"/>
      <text:p text:style-name="P2">        <text:span text:style-name="T5">&lt;!ELEMENT e2:carta (e2:carnes,e2:pescados)&gt;</text:span></text:p>
      <text:p text:style-name="P2">            <text:span text:style-name="T5">&lt;!ATTLIST e2:carta xmlns:e2 CDATA #FIXED "www.xuan.com/espacio2"&gt;</text:span></text:p>
      <text:p text:style-name="P3"/>
      <text:p text:style-name="P2">            <text:span text:style-name="T5">&lt;!ELEMENT e2:carnes (e2:filete_de_ternera,e2:solomillo_a_la_pimienta)&gt;</text:span></text:p>
      <text:p text:style-name="P2">                <text:span text:style-name="T5">&lt;!ELEMENT e2:filete_de_ternera EMPTY&gt;</text:span></text:p>
      <text:p text:style-name="P2">                    <text:span text:style-name="T5">&lt;!ATTLIST e2:filete_de_ternera precio CDATA #REQUIRED&gt;</text:span></text:p>
      <text:p text:style-name="P2">                <text:span text:style-name="T5">&lt;!ELEMENT e2:solomillo_a_la_pimienta EMPTY&gt;</text:span></text:p>
      <text:p text:style-name="P2">                    <text:span text:style-name="T5">&lt;!ATTLIST e2:solomillo_a_la_pimienta precio CDATA #REQUIRED&gt;</text:span></text:p>
      <text:p text:style-name="P2">            </text:p>
      <text:p text:style-name="P2">            <text:span text:style-name="T5">&lt;!ELEMENT e2:pescados (e2:lenguado_al_horno,e2:merluza_en_salsa_verde)&gt;</text:span></text:p>
      <text:p text:style-name="P2">                <text:span text:style-name="T5">&lt;!ELEMENT e2:lenguado_al_horno EMPTY&gt;</text:span></text:p>
      <text:p text:style-name="P2">                    <text:span text:style-name="T5">&lt;!ATTLIST e2:lenguado_al_horno precio CDATA #REQUIRED&gt;</text:span></text:p>
      <text:p text:style-name="P2">                <text:span text:style-name="T5">&lt;!ELEMENT e2:merluza_en_salsa_verde EMPTY&gt;</text:span></text:p>
      <text:p text:style-name="P2">                    <text:span text:style-name="T5">&lt;!ATTLIST e2:merluza_en_salsa_verde precio CDATA #REQUIRED&gt;</text:span></text:p>
      <text:p text:style-name="P3"/>
      <text:p text:style-name="P1">]<text:span text:style-name="T1">&gt;</text:span></text:p>
      <text:p text:style-name="P4"/>
      <text:p text:style-name="P1"><text:span text:style-name="T1">&lt;</text:span><text:span text:style-name="T3">ejercicio1</text:span><text:span text:style-name="T1">&gt;</text:span></text:p>
      <text:p text:style-name="P3"/>
      <text:p text:style-name="P1"><text:span text:style-name="T1">&lt;</text:span><text:span text:style-name="T3">e1:carta</text:span> <text:span text:style-name="T6">xmlns:e1</text:span>=<text:span text:style-name="T8">"www.xuan.com/espacio1"</text:span><text:span text:style-name="T1">&gt;</text:span></text:p>
      <text:p text:style-name="P2">    <text:span text:style-name="T2">&lt;</text:span><text:span text:style-name="T4">e1:palo</text:span><text:span text:style-name="T2">&gt;</text:span><text:span text:style-name="T5">Corazones</text:span><text:span text:style-name="T2">&lt;/</text:span><text:span text:style-name="T4">e1:palo</text:span><text:span text:style-name="T2">&gt;</text:span></text:p>
      <text:p text:style-name="P2">    <text:span text:style-name="T2">&lt;</text:span><text:span text:style-name="T4">e1:numero</text:span><text:span text:style-name="T2">&gt;</text:span><text:span text:style-name="T5">7</text:span><text:span text:style-name="T2">&lt;/</text:span><text:span text:style-name="T4">e1:numero</text:span><text:span text:style-name="T2">&gt;</text:span></text:p>
      <text:p text:style-name="P2"> <text:span text:style-name="T2">&lt;/</text:span><text:span text:style-name="T4">e1:carta</text:span><text:span text:style-name="T2">&gt;</text:span></text:p>
      <text:p text:style-name="P2"> </text:p>
      <text:p text:style-name="P2"> <text:span text:style-name="T2">&lt;</text:span><text:span text:style-name="T4">e2:carta</text:span><text:span text:style-name="T5"> </text:span><text:span text:style-name="T7">xmlns:e2</text:span><text:span text:style-name="T5">=</text:span><text:span text:style-name="T9">"www.xuan.com/espacio2"</text:span><text:span text:style-name="T2">&gt;</text:span></text:p>
      <text:p text:style-name="P2">    <text:span text:style-name="T2">&lt;</text:span><text:span text:style-name="T4">e2:carnes</text:span><text:span text:style-name="T2">&gt;</text:span></text:p>
      <text:p text:style-name="P2">       <text:span text:style-name="T2">&lt;</text:span><text:span text:style-name="T4">e2:filete_de_ternera</text:span><text:span text:style-name="T5"> </text:span><text:span text:style-name="T7">precio</text:span><text:span text:style-name="T5">=</text:span><text:span text:style-name="T9">"12.95"</text:span><text:span text:style-name="T2">/&gt;</text:span></text:p>
      <text:p text:style-name="P2">       <text:span text:style-name="T2">&lt;</text:span><text:span text:style-name="T4">e2:solomillo_a_la_pimienta</text:span><text:span text:style-name="T5"> </text:span><text:span text:style-name="T7">precio</text:span><text:span text:style-name="T5">=</text:span><text:span text:style-name="T9">"13.60"</text:span><text:span text:style-name="T2">/&gt;</text:span></text:p>
      <text:p text:style-name="P2">    <text:span text:style-name="T2">&lt;/</text:span><text:span text:style-name="T4">e2:carnes</text:span><text:span text:style-name="T2">&gt;</text:span></text:p>
      <text:p text:style-name="P2">    <text:span text:style-name="T2">&lt;</text:span><text:span text:style-name="T4">e2:pescados</text:span><text:span text:style-name="T2">&gt;</text:span></text:p>
      <text:p text:style-name="P2">       <text:span text:style-name="T2">&lt;</text:span><text:span text:style-name="T4">e2:lenguado_al_horno</text:span><text:span text:style-name="T5"> </text:span><text:span text:style-name="T7">precio</text:span><text:span text:style-name="T5">=</text:span><text:span text:style-name="T9">"16.20"</text:span><text:span text:style-name="T2">/&gt;</text:span></text:p>
      <text:p text:style-name="P2">       <text:span text:style-name="T2">&lt;</text:span><text:span text:style-name="T4">e2:merluza_en_salsa_verde</text:span><text:span text:style-name="T5"> </text:span><text:span text:style-name="T7">precio</text:span><text:span text:style-name="T5">=</text:span><text:span text:style-name="T9">"15.85"</text:span><text:span text:style-name="T2">/&gt;</text:span></text:p>
      <text:p text:style-name="P2">    <text:span text:style-name="T2">&lt;/</text:span><text:span text:style-name="T4">e2:pescados</text:span><text:span text:style-name="T2">&gt;</text:span></text:p>
      <text:p text:style-name="P2"> <text:span text:style-name="T2">&lt;/</text:span><text:span text:style-name="T4">e2:carta</text:span><text:span text:style-name="T2">&gt;</text:span></text:p>
      <text:p text:style-name="P3"/>
      <text:p text:style-name="P1"><text:span text:style-name="T1">&lt;/</text:span><text:span text:style-name="T3">ejercicio1</text:span><text:span text:style-name="T1">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1T13:37:38.221000000</meta:creation-date>
    <meta:print-date>2024-11-21T13:37:55.590000000</meta:print-date>
    <meta:printed-by>Archivos PDF</meta:printed-by>
    <dc:date>2024-11-21T13:37:58.574000000</dc:date>
    <meta:editing-duration>PT2S</meta:editing-duration>
    <meta:editing-cycles>1</meta:editing-cycles>
    <meta:document-statistic meta:table-count="0" meta:image-count="0" meta:object-count="0" meta:page-count="1" meta:paragraph-count="39" meta:word-count="91" meta:character-count="1584" meta:non-whitespace-character-count="1204"/>
    <meta:generator>LibreOffice/24.2.5.2$Windows_X86_64 LibreOffice_project/bffef4ea93e59bebbeaf7f431bb02b1a39ee8a59</meta:generator>
  </office:meta>
</office:document-meta>
</file>